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svg:stroke-color="#000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9cm" svg:x="13.5cm" svg:y="5.5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9cm" svg:x="1cm" svg:y="5.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3cm" svg:x="1.5cm" svg:y="7cm">
          <text:p text:style-name="P1">Application<text:line-break/>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cm" svg:height="2.5cm" svg:x="14cm" svg:y="7cm">
          <text:p text:style-name="P1">Server<text:line-break/>Application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4.5cm" svg:height="2.5cm" svg:x="14.5cm" svg:y="11.5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1" draw:layer="layout" svg:x1="5.5cm" svg:y1="8cm" svg:x2="14.5cm" svg:y2="8cm">
          <text:p/>
        </draw:line>
        <draw:line draw:style-name="gr3" draw:text-style-name="P1" draw:layer="layout" svg:x1="14cm" svg:y1="9cm" svg:x2="5cm" svg:y2="9cm">
          <text:p/>
        </draw:line>
        <draw:custom-shape draw:style-name="gr4" draw:text-style-name="P1" draw:layer="layout" svg:width="3.6cm" svg:height="3.5cm" svg:x="6.1cm" svg:y="7cm">
          <text:p text:style-name="P1">Key: value<text:line-break/>Cach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1" draw:layer="layout" svg:width="1cm" svg:height="2.3cm" svg:x="16.3cm" svg:y="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5-22T20:30:10</meta:creation-date>
    <dc:date>2011-05-22T20:46:08</dc:date>
    <meta:editing-duration>PT00H00M27S</meta:editing-duration>
    <meta:editing-cycles>1</meta:editing-cycles>
    <meta:document-statistic meta:object-count="9"/>
    <meta:generator>NeoOffice/3.1.2$Unix OpenOffice.org_project/Patch 4</meta:generator>
  </office:meta>
</office:document-meta>
</file>